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_20_3">
      <style:paragraph-properties fo:margin-top="0.199cm" fo:margin-bottom="0.101cm" loext:contextual-spacing="false"/>
    </style:style>
    <style:style style:name="P2" style:family="paragraph" style:parent-style-name="Heading_20_3">
      <style:paragraph-properties fo:margin-top="0.199cm" fo:margin-bottom="0.101cm" loext:contextual-spacing="false"/>
      <style:text-properties officeooo:rsid="002df3bf" officeooo:paragraph-rsid="002df3bf"/>
    </style:style>
    <style:style style:name="P3" style:family="paragraph" style:parent-style-name="Text_20_body">
      <style:text-properties officeooo:rsid="002df3bf" officeooo:paragraph-rsid="002df3bf"/>
    </style:style>
    <style:style style:name="P4" style:family="paragraph" style:parent-style-name="Text_20_body">
      <style:text-properties officeooo:rsid="002df3bf" officeooo:paragraph-rsid="002f4540"/>
    </style:style>
    <style:style style:name="P5" style:family="paragraph" style:parent-style-name="Text_20_body">
      <style:text-properties officeooo:rsid="002df3bf" officeooo:paragraph-rsid="00317071"/>
    </style:style>
    <style:style style:name="P6" style:family="paragraph" style:parent-style-name="Heading_20_2">
      <style:text-properties officeooo:paragraph-rsid="002b4ae2"/>
    </style:style>
    <style:style style:name="P7" style:family="paragraph" style:parent-style-name="Heading_20_3">
      <style:paragraph-properties fo:margin-top="0.101cm" fo:margin-bottom="0.25cm" loext:contextual-spacing="false"/>
    </style:style>
    <style:style style:name="P8" style:family="paragraph" style:parent-style-name="Heading_20_1" style:master-page-name="Right_20_Page">
      <style:paragraph-properties style:page-number="auto"/>
      <style:text-properties officeooo:rsid="002df3bf" officeooo:paragraph-rsid="002df3bf"/>
    </style:style>
    <style:style style:name="T1" style:family="text">
      <style:text-properties officeooo:rsid="002df3bf"/>
    </style:style>
    <style:style style:name="T2" style:family="text">
      <style:text-properties officeooo:rsid="002f4540"/>
    </style:style>
    <style:style style:name="T3" style:family="text">
      <style:text-properties officeooo:rsid="00317071"/>
    </style:style>
    <style:style style:name="T4" style:family="text">
      <style:text-properties officeooo:rsid="0032324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Long December</text:h>
      <text:p text:style-name="P6">(<text:span text:style-name="T1">Counting Crows</text:span>)</text:p>
      <text:p text:style-name="P3">Capo <text:span text:style-name="T4">3</text:span></text:p>
      <text:p text:style-name="P2">[INTRO]</text:p>
      <text:p text:style-name="P3">D G Em G D <text:s/>G Em</text:p>
      <text:p text:style-name="Heading_20_3">[VERSE 1]</text:p>
      <text:p text:style-name="P3">G <text:s text:c="8"/>D <text:s text:c="16"/>A <text:s text:c="10"/>Em</text:p>
      <text:p text:style-name="P3">A long December and there's reason to believe</text:p>
      <text:p text:style-name="P3"><text:s text:c="6"/>G <text:s text:c="16"/>D <text:s text:c="14"/>G</text:p>
      <text:p text:style-name="P3">Maybe this year will be better than the last</text:p>
      <text:p text:style-name="P3"><text:s text:c="2"/>Em <text:s text:c="5"/>G <text:s text:c="8"/>D <text:s text:c="18"/>A</text:p>
      <text:p text:style-name="P3">I can't remember the last thing that you said</text:p>
      <text:p text:style-name="P3"><text:s text:c="12"/>Em</text:p>
      <text:p text:style-name="P3">as you were leavin'</text:p>
      <text:p text:style-name="P3"><text:s text:c="8"/>D <text:s text:c="12"/>G</text:p>
      <text:p text:style-name="P3">Now the days go by so fast</text:p>
      <text:p text:style-name="Heading_20_3">[CHORUS]</text:p>
      <text:p text:style-name="P3"><text:s text:c="9"/>D <text:s text:c="14"/>G <text:s text:c="8"/>Em <text:s/></text:p>
      <text:p text:style-name="P3">And it's one more day up in the canyons</text:p>
      <text:p text:style-name="P3"><text:s text:c="9"/>D <text:s text:c="16"/>G <text:s text:c="6"/>Em</text:p>
      <text:p text:style-name="P3">And it's one more night in Hollywood</text:p>
      <text:p text:style-name="P3"><text:s text:c="7"/>D <text:s text:c="17"/>G <text:s text:c="7"/>Em</text:p>
      <text:p text:style-name="P3">If you think that I could be forgiven...</text:p>
      <text:p text:style-name="P3"><text:s text:c="11"/>D</text:p>
      <text:p text:style-name="P3">I wish you would</text:p>
      <text:p text:style-name="P3"><text:s text:c="2"/>G <text:s text:c="2"/>Em <text:s/>G <text:s/>D <text:s text:c="2"/>G <text:s text:c="2"/>Em</text:p>
      <text:p text:style-name="P3">nanananananananana..</text:p>
      <text:p text:style-name="Heading_20_3">[VERSE 2]</text:p>
      <text:p text:style-name="P3">G <text:s text:c="11"/>D <text:s text:c="11"/>A</text:p>
      <text:p text:style-name="P3">The smell of hospitals in winter</text:p>
      <text:p text:style-name="P3"><text:s text:c="8"/>Em <text:s text:c="15"/>G <text:s text:c="11"/>D <text:s text:c="6"/></text:p>
      <text:p text:style-name="P3">And the feeling that it's all a lot of oysters, </text:p>
      <text:p text:style-name="P3"><text:s text:c="7"/>G</text:p>
      <text:p text:style-name="P3">but no pearls</text:p>
      <text:p text:style-name="P3"><text:soft-page-break/>Em <text:s text:c="4"/>G <text:s text:c="13"/>D <text:s text:c="14"/>A</text:p>
      <text:p text:style-name="P3">All at once you look across a crowded room</text:p>
      <text:p text:style-name="P3"><text:s text:c="11"/>Em <text:s text:c="13"/>D <text:s text:c="11"/>G</text:p>
      <text:p text:style-name="P3">To see the way that light attaches to a girl</text:p>
      <text:p text:style-name="P7">[CHORUS]</text:p>
      <text:p text:style-name="P3"><text:s text:c="9"/>D <text:s text:c="14"/>G <text:s text:c="8"/>Em <text:s/></text:p>
      <text:p text:style-name="P3">And it's one more day up in the canyons</text:p>
      <text:p text:style-name="P3"><text:s text:c="9"/>D <text:s text:c="14"/>G <text:s text:c="8"/>Em <text:s/></text:p>
      <text:p text:style-name="P3">And it's one more night in Hollywood</text:p>
      <text:p text:style-name="P3"><text:s text:c="12"/>D <text:s text:c="16"/>G <text:s text:c="7"/>Em <text:s text:c="4"/></text:p>
      <text:p text:style-name="P4"><text:span text:style-name="T2">‘ Y</text:span>ou think you might come to California...</text:p>
      <text:p text:style-name="P4"><text:s text:c="12"/>D</text:p>
      <text:p text:style-name="P4">I think you should</text:p>
      <text:p text:style-name="P3"><text:s text:c="2"/>G <text:s text:c="2"/>Em <text:s/>G <text:s text:c="2"/>D <text:s text:c="2"/>G <text:s text:c="2"/>Em</text:p>
      <text:p text:style-name="P3">nanananananananana..</text:p>
      <text:p text:style-name="P1">[VERSE 3]</text:p>
      <text:p text:style-name="P3">G <text:s text:c="14"/>D <text:s text:c="13"/>A <text:s text:c="13"/>Em</text:p>
      <text:p text:style-name="P3">Drove up to the Hillside Manor sometime after two a.m.</text:p>
      <text:p text:style-name="P3"><text:s text:c="4"/>G <text:s text:c="14"/>D <text:s text:c="14"/>G</text:p>
      <text:p text:style-name="P3">And talked a little while about the year</text:p>
      <text:p text:style-name="P3">Em <text:s text:c="9"/>G <text:s text:c="15"/>D <text:s text:c="13"/>A</text:p>
      <text:p text:style-name="P3">I guess the winter makes you laugh a little slower</text:p>
      <text:p text:style-name="P3"><text:s text:c="10"/>Em <text:s text:c="11"/>D</text:p>
      <text:p text:style-name="P3">Makes you talk a little lower about</text:p>
      <text:p text:style-name="P3"><text:s text:c="4"/>G</text:p>
      <text:p text:style-name="P3">the things you could not show her</text:p>
      <text:p text:style-name="Heading_20_3">[CHORUS]</text:p>
      <text:p text:style-name="P3"><text:s text:c="16"/>G <text:s text:c="5"/>D <text:s text:c="4"/></text:p>
      <text:p text:style-name="P4">And it's been a long December</text:p>
      <text:p text:style-name="P4"><text:s text:c="12"/>A <text:s text:c="11"/>Em</text:p>
      <text:p text:style-name="P4">and there's reason to believe</text:p>
      <text:p text:style-name="P3"><text:s text:c="6"/>G <text:s text:c="16"/>D <text:s text:c="14"/>G</text:p>
      <text:p text:style-name="P3">Maybe this year will be better than the last</text:p>
      <text:p text:style-name="P3"><text:s text:c="2"/>Em <text:s text:c="5"/>G <text:s text:c="15"/>D <text:s text:c="15"/>A</text:p>
      <text:p text:style-name="P3">‘ <text:span text:style-name="T3">C</text:span>an't remember all the times I tried to tell myself</text:p>
      <text:p text:style-name="P3">Em <text:s text:c="17"/>D <text:s text:c="14"/>G</text:p>
      <text:p text:style-name="P3">To hold on to these moments as they pass</text:p>
      <text:p text:style-name="Heading_20_3"><text:soft-page-break/>[OUTRO]</text:p>
      <text:p text:style-name="P3"><text:s text:c="14"/>D <text:s text:c="14"/>G <text:s text:c="8"/>Em </text:p>
      <text:p text:style-name="P3">And it's been one more day up in the canyon</text:p>
      <text:p text:style-name="P3"><text:s text:c="9"/>D <text:s text:c="14"/>G <text:s text:c="8"/>Em </text:p>
      <text:p text:style-name="P3">And it's one more night in Hollywood</text:p>
      <text:p text:style-name="P3"><text:s text:c="10"/>D <text:s text:c="17"/>G <text:s text:c="7"/>Em</text:p>
      <text:p text:style-name="P5">It's been so long since I've seen the ocean...</text:p>
      <text:p text:style-name="P5"><text:s text:c="10"/>D</text:p>
      <text:p text:style-name="P5">I guess I should</text:p>
      <text:p text:style-name="P3"><text:s text:c="2"/>G <text:s text:c="2"/>Em <text:s/>G <text:s text:c="2"/>D <text:s text:c="2"/>G <text:s text:c="2"/>Em <text:s text:c="2"/>Em</text:p>
      <text:p text:style-name="P3">nanananananananana.... <text:s text:c="8"/><text:span text:style-name="T3">x2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75cm" fo:margin-bottom="0.75cm" fo:margin-left="0.75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2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3H39M29S</meta:editing-duration>
    <meta:editing-cycles>35</meta:editing-cycles>
    <meta:generator>LibreOffice/5.2.7.2$Linux_X86_64 LibreOffice_project/20m0$Build-2</meta:generator>
    <dc:title>Lyrics + Chords</dc:title>
    <dc:date>2018-03-09T17:27:15.819226721</dc:date>
    <meta:print-date>2017-04-03T12:23:29.985893000</meta:print-date>
    <meta:document-statistic meta:table-count="0" meta:image-count="0" meta:object-count="0" meta:page-count="3" meta:paragraph-count="82" meta:word-count="376" meta:character-count="2494" meta:non-whitespace-character-count="1261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